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7944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a55a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d7cb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9a87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c7a0cb" style:text-align-source="fix" style:repeat-content="false"/>
      <style:paragraph-properties fo:text-align="center" fo:margin-left="0mm"/>
      <style:text-properties style:use-window-font-color="true"/>
    </style:style>
    <style:style style:name="ce10" style:family="table-cell" style:parent-style-name="Default">
      <style:table-cell-properties fo:background-color="#c7a0cb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2" office:value-type="string" calcext:value-type="string">
            <text:p>StarWars</text:p>
          </table:table-cell>
          <table:table-cell table:style-name="ce2" office:value-type="string" calcext:value-type="string">
            <text:p>Aliens</text:p>
          </table:table-cell>
          <table:table-cell table:style-name="ce2" office:value-type="string" calcext:value-type="string">
            <text:p>WarHammer</text:p>
          </table:table-cell>
          <table:table-cell table:style-name="ce2" office:value-type="string" calcext:value-type="string">
            <text:p>Marvel</text:p>
          </table:table-cell>
          <table:table-cell/>
          <table:table-cell table:style-name="ce4"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Moulag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style-name="ce10" table:formula="of:=SUMPRODUCT([.$B$8:.$E$8];[.B2:.E2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uisson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/>
          <table:table-cell table:style-name="ce10" table:formula="of:=SUMPRODUCT([.$B$8:.$E$8];[.B3:.E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intur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/>
          <table:table-cell table:style-name="ce10" table:formula="of:=SUMPRODUCT([.$B$8:.$E$8];[.B4:.E4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ix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/>
          <table:table-cell table:style-name="ce11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Variables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Quantité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5" office:value-type="string" calcext:value-type="string">
            <text:p>LIMITE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Moulage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uisson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Peinture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Gain</text:p>
          </table:table-cell>
          <table:table-cell table:style-name="ce7" table:formula="of:=SUMPRODUCT([.B5:.E5];[.B8:.E8])" office:value-type="float" office:value="147" calcext:value-type="float">
            <text:p>14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1:32:53.004298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43" meta:object-count="0"/>
  </office:meta>
</office:document-meta>
</file>